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size-complex="12pt"/>
    </style:style>
    <style:style style:name="P5" style:family="paragraph" style:parent-style-name="Standard">
      <style:paragraph-properties fo:margin-left="0cm" fo:margin-right="0cm" fo:orphans="2" fo:widows="2" fo:text-indent="0cm" style:auto-text-indent="false"/>
      <style:text-properties style:font-name="Times New Roman" fo:font-size="12pt"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282c33"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margin-left="0cm" fo:margin-right="0cm" fo:orphans="2" fo:widows="2" fo:text-indent="0cm" style:auto-text-indent="false"/>
      <style:text-properties fo:font-variant="normal" fo:text-transform="none" fo:color="#282c33" style:font-name="Times New Roman" fo:font-size="12pt" fo:letter-spacing="normal" fo:font-style="normal" fo:font-weight="normal" style:font-weight-asian="normal"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282c33" style:font-name="Graphik" fo:font-size="12pt" fo:letter-spacing="normal" fo:font-style="normal" fo:font-weight="bold" style:font-size-asian="12pt" style:font-weight-asian="normal" style:font-size-complex="12pt" style:font-weight-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282c33" style:font-name="Graphik" fo:font-size="12pt" fo:letter-spacing="normal" fo:font-style="normal" fo:font-weight="normal" style:font-weight-asian="normal" style:font-weight-complex="normal"/>
    </style:style>
    <style:style style:name="P10"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size-complex="12pt"/>
    </style:style>
    <style:style style:name="T1" style:family="text">
      <style:text-properties fo:font-variant="normal" fo:text-transform="none" fo:color="#6a737d" style:font-name="apple-system" fo:font-size="12pt" fo:letter-spacing="normal" fo:font-style="normal" fo:font-weight="normal"/>
    </style:style>
    <style:style style:name="T2" style:family="text">
      <style:text-properties fo:font-variant="normal" fo:text-transform="none" fo:color="#282c33" style:font-name="Graphik" fo:letter-spacing="normal" fo:font-style="normal" fo:font-weight="bold" style:font-size-asian="12pt" style:font-weight-asian="normal" style:font-size-complex="12pt" style:font-weight-complex="normal"/>
    </style:style>
    <style:style style:name="T3" style:family="text">
      <style:text-properties fo:font-variant="normal" fo:text-transform="none" fo:color="#282c33" fo:letter-spacing="normal" fo:font-style="normal"/>
    </style:style>
    <style:style style:name="T4" style:family="text">
      <style:text-properties fo:font-variant="normal" fo:text-transform="none" fo:color="#282c33" fo:letter-spacing="normal" fo:font-style="normal" fo:font-weight="normal"/>
    </style:style>
    <style:style style:name="T5" style:family="text">
      <style:text-properties fo:font-variant="normal" fo:text-transform="none" fo:color="#282c33" fo:letter-spacing="normal" fo:font-style="normal" fo:font-weight="normal" style:font-weight-asian="normal" style:font-weight-complex="normal"/>
    </style:style>
    <style:style style:name="T6" style:family="text">
      <style:text-properties fo:font-variant="normal" fo:text-transform="none" fo:color="#282c33" fo:letter-spacing="normal" fo:font-style="normal" fo:font-weight="bold"/>
    </style:style>
    <style:style style:name="T7" style:family="text">
      <style:text-properties fo:font-variant="normal" fo:text-transform="none" fo:color="#282c33" fo:letter-spacing="normal" fo:font-style="normal" fo:font-weight="bold" style:font-weight-asian="bold" style:font-weight-complex="bold"/>
    </style:style>
    <style:style style:name="T8" style:family="text">
      <style:text-properties fo:color="#6a737d" style:font-name="apple-system" fo:font-size="12pt"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é Ángel García Martínez. 02/10/2023.</text:p>
      <text:p text:style-name="Standard"/>
      <text:p text:style-name="P1"><text:span text:style-name="T1">Search on the Internet about all the possible diagrams that we can use in UML (</text:span><text:span text:style-name="Emphasis"><text:span text:style-name="T8">Unified Modeling Language</text:span></text:span><text:span text:style-name="T1">), which is an essential part of the RUP methodology. These diagrams can be of two types: structural diagrams or behavioral diagrams. Identify at least three diagrams of each type.</text:span> </text:p>
      <text:p text:style-name="P1"/>
      <text:p text:style-name="P2"><text:span text:style-name="T4">To the uninitiated it may seem that there are an infinite number of UML diagrams, but in reality, the UML standards identify 13 types of diagrams that are divided into two groups, defined below.</text:span> </text:p>
      <text:p text:style-name="P2"><text:s/>First group:</text:p>
      <text:p text:style-name="P2"><text:tab/><text:span text:style-name="T6">Structural UML diagrams</text:span></text:p>
      <text:p text:style-name="P2"><text:span text:style-name="T5"><text:tab/>-</text:span><text:span text:style-name="T5">Class diagram.</text:span></text:p>
      <text:p text:style-name="P2"><text:span text:style-name="T5"><text:tab/>-</text:span><text:span text:style-name="T5">Component diagram.</text:span></text:p>
      <text:p text:style-name="P2"><text:span text:style-name="T5"><text:tab/>-</text:span><text:span text:style-name="T5">Deployment diagram.</text:span></text:p>
      <text:p text:style-name="P6"><text:tab/>-Composite structure diagram.</text:p>
      <text:p text:style-name="P6"><text:tab/>-Object diagram.</text:p>
      <text:p text:style-name="P6"><text:tab/>-Package diagram.</text:p>
      <text:p text:style-name="P6">Second group:</text:p>
      <text:p text:style-name="P2"><text:span text:style-name="T5"><text:tab/></text:span><text:span text:style-name="T7">Behavioral UML diagrams</text:span></text:p>
      <text:p text:style-name="P6"><text:tab/>-Timing diagram.</text:p>
      <text:p text:style-name="P6"><text:tab/>-Global interaction diagram.</text:p>
      <text:p text:style-name="P6"><text:tab/>-Communication diagram.</text:p>
      <text:p text:style-name="P6"><text:tab/>-State diagram.</text:p>
      <text:p text:style-name="P6"><text:tab/>-Use case diagram.</text:p>
      <text:p text:style-name="P6"><text:tab/>-Diagram of sequence.</text:p>
      <text:p text:style-name="P3"><text:tab/>-<text:span text:style-name="T3">Activities diagram.</text:span></text:p>
      <text:p text:style-name="P5"/>
      <text:p text:style-name="P5"><text:span text:style-name="T2"><text:s/>Url: </text:span><text:a xlink:type="simple" xlink:href="https://www.lucidchart.com/blog/es/tipos-de-diagramas-uml" text:style-name="Internet_20_link" text:visited-style-name="Visited_20_Internet_20_Link">https://www.lucidchart.com/blog/es/tipos-de-diagramas-uml</text:a></text:p>
      <text:p text:style-name="P4"/>
      <text:p text:style-name="P4"><text:tab/></text:p>
      <text:p text:style-name="P4"/>
      <text:p text:style-name="P4"/>
      <text:p text:style-name="P8"/>
      <text:p text:style-name="P8"/>
      <text:p text:style-name="P8"/>
      <text:p text:style-name="P8"/>
      <text:p text:style-name="P8"/>
      <text:p text:style-name="P9"/>
      <text:p text:style-name="P9"/>
      <text:p text:style-name="P9"/>
      <text:p text:style-name="P9"/>
      <text:p text:style-name="P7"/>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31S</meta:editing-duration>
    <meta:editing-cycles>7</meta:editing-cycles>
    <meta:generator>OpenOffice/4.1.14$Win32 OpenOffice.org_project/4114m1$Build-9811</meta:generator>
    <dc:date>2023-10-02T18:43:11.47</dc:date>
    <dc:creator>José Ángel  García Martínez</dc:creator>
    <meta:document-statistic meta:table-count="0" meta:image-count="0" meta:object-count="0" meta:page-count="1" meta:paragraph-count="22" meta:word-count="128" meta:character-count="927"/>
    <meta:user-defined meta:name="Info 1"/>
    <meta:user-defined meta:name="Info 2"/>
    <meta:user-defined meta:name="Info 3"/>
    <meta:user-defined meta:name="Info 4"/>
  </office:meta>
</office:document-meta>
</file>